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400" table:style-name="ce1">
            <text:p>1400</text:p>
          </table:table-cell>
          <table:table-cell table:style-name="ce1"/>
          <table:table-cell office:value-type="float" office:value="1400" table:formula="of:=[.E2]" table:style-name="ce1">
            <text:p>14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2"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0" table:formula="of:=[.E4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300" table:style-name="ce1">
            <text:p>1300</text:p>
          </table:table-cell>
          <table:table-cell table:style-name="ce1"/>
          <table:table-cell office:value-type="float" office:value="1300" table:formula="of:=[.E5]" table:style-name="ce1">
            <text:p>1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2"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" table:formula="of:=[.E7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2"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formula="of:=[.E9]" table:style-name="ce1">
            <text:p>8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2"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30" table:formula="of:=[.E12]" table:style-name="ce1">
            <text:p>13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2"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170" table:formula="of:=[.E14]" table:style-name="ce1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2"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2"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2"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2"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2"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2"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" table:formula="of:=[.E21]" table:style-name="ce1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table:number-columns-repeated="2" table:style-name="ce1"/>
          <table:table-cell office:value-type="float" office:value="0" table:formula="of:=[.E2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formula="of:=[.E23]" table:style-name="ce1">
            <text:p>30</text:p>
          </table:table-cell>
          <table:table-cell table:number-columns-repeated="16377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0" table:formula="of:=[.E24]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2" table:style-name="ce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2" table:style-name="ce1"/>
          <table:table-cell office:value-type="float" office:value="0" table:formula="of:=[.E2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180" table:formula="of:=[.E27]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2"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formula="of:=[.E29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2"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2"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formula="of:=[.E32]" table:style-name="ce1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33]" table:style-name="ce1">
            <text:p>2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2"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formula="of:=[.E35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2"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20" table:formula="of:=[.E37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160" table:formula="of:=[.E38]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2"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2"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E41]" table:style-name="ce1">
            <text:p>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2"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500" table:formula="of:=[.E43]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float" office:value="1200" table:formula="of:=[.E44]" table:style-name="ce1">
            <text:p>12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2"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2"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2"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160" table:formula="of:=[.E48]" table:style-name="ce1">
            <text:p>16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2"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2"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2"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2"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2"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E54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6230" table:formula="of:=SUM([.E2:.E54])" table:style-name="ce20">
            <text:p>6230</text:p>
          </table:table-cell>
          <table:table-cell table:style-name="ce1"/>
          <table:table-cell office:value-type="float" office:value="6200" table:formula="of:=SUM([.G2:.G54])" table:style-name="ce20">
            <text:p>6200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9-02T08:13:16Z</dc:date>
    <meta:print-date>2025-07-12T11:57:59Z</meta:print-date>
    <meta:editing-cycles>181</meta:editing-cycles>
    <meta:editing-duration>PT362456S</meta:editing-duration>
  </office:meta>
</office:document-meta>
</file>